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ba726" officeooo:paragraph-rsid="000ba726"/>
    </style:style>
    <style:style style:name="P2" style:family="paragraph" style:parent-style-name="Standard">
      <style:paragraph-properties fo:text-align="justify" style:justify-single-word="false"/>
      <style:text-properties officeooo:rsid="000ba726" officeooo:paragraph-rsid="000d1fca"/>
    </style:style>
    <style:style style:name="P3" style:family="paragraph" style:parent-style-name="Standard">
      <style:paragraph-properties fo:text-align="justify" style:justify-single-word="false"/>
      <style:text-properties officeooo:rsid="000e4732" officeooo:paragraph-rsid="000e4732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ba726" officeooo:paragraph-rsid="000ba72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180922" officeooo:paragraph-rsid="0017467c"/>
    </style:style>
    <style:style style:name="P6" style:family="paragraph" style:parent-style-name="Standard">
      <style:paragraph-properties fo:text-align="justify" style:justify-single-word="false"/>
      <style:text-properties fo:color="#000000" fo:font-size="12pt" officeooo:rsid="0010b3b5" officeooo:paragraph-rsid="0010b3b5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fo:font-size="12pt" officeooo:rsid="0017467c" officeooo:paragraph-rsid="0017467c" style:font-size-asian="12pt" style:font-size-complex="12pt"/>
    </style:style>
    <style:style style:name="P8" style:family="paragraph" style:parent-style-name="Standard">
      <loext:graphic-properties draw:fill="none"/>
      <style:paragraph-properties fo:margin-left="0.4cm" fo:margin-right="0cm" fo:text-align="justify" style:justify-single-word="false" fo:text-indent="0cm" style:auto-text-indent="false" fo:background-color="transparent"/>
      <style:text-properties officeooo:rsid="000d1fca" officeooo:paragraph-rsid="000d1fca"/>
    </style:style>
    <style:style style:name="P9" style:family="paragraph" style:parent-style-name="Standard">
      <loext:graphic-properties draw:fill="none"/>
      <style:paragraph-properties fo:margin-left="0.4cm" fo:margin-right="0cm" fo:text-align="justify" style:justify-single-word="false" fo:text-indent="0cm" style:auto-text-indent="false" fo:background-color="transparent"/>
      <style:text-properties officeooo:rsid="000e4732" officeooo:paragraph-rsid="000e4732"/>
    </style:style>
    <style:style style:name="P10" style:family="paragraph" style:parent-style-name="Standard">
      <loext:graphic-properties draw:fill="none"/>
      <style:paragraph-properties fo:margin-left="0.4cm" fo:margin-right="0cm" fo:text-align="justify" style:justify-single-word="false" fo:text-indent="0cm" style:auto-text-indent="false" fo:background-color="transparent"/>
      <style:text-properties officeooo:rsid="0010b3b5" officeooo:paragraph-rsid="0010b3b5"/>
    </style:style>
    <style:style style:name="P11" style:family="paragraph" style:parent-style-name="Standard" style:master-page-name="">
      <loext:graphic-properties draw:fill="none"/>
      <style:paragraph-properties fo:margin-left="0.4cm" fo:margin-right="0cm" fo:text-align="justify" style:justify-single-word="false" fo:text-indent="0cm" style:auto-text-indent="false" style:page-number="auto" fo:background-color="transparent"/>
      <style:text-properties officeooo:rsid="000ba726" officeooo:paragraph-rsid="000ba726"/>
    </style:style>
    <style:style style:name="P12" style:family="paragraph" style:parent-style-name="Standard" style:master-page-name="">
      <loext:graphic-properties draw:fill="none"/>
      <style:paragraph-properties fo:margin-left="0.4cm" fo:margin-right="0cm" fo:text-align="justify" style:justify-single-word="false" fo:text-indent="0cm" style:auto-text-indent="false" style:page-number="auto" fo:background-color="transparent"/>
      <style:text-properties officeooo:rsid="000e4732" officeooo:paragraph-rsid="000e4732"/>
    </style:style>
    <style:style style:name="P13" style:family="paragraph" style:parent-style-name="Standard">
      <style:paragraph-properties fo:text-align="justify" style:justify-single-word="false"/>
      <style:text-properties officeooo:rsid="00180922" officeooo:paragraph-rsid="00157652"/>
    </style:style>
    <style:style style:name="T1" style:family="text">
      <style:text-properties officeooo:rsid="000d1fca"/>
    </style:style>
    <style:style style:name="T2" style:family="text">
      <style:text-properties officeooo:rsid="000e4732"/>
    </style:style>
    <style:style style:name="T3" style:family="text">
      <style:text-properties officeooo:rsid="0010b3b5"/>
    </style:style>
    <style:style style:name="T4" style:family="text">
      <style:text-properties officeooo:rsid="0011db2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38a3f" style:font-style-asian="italic" style:font-weight-asian="bold" style:font-style-complex="italic" style:font-weight-complex="bold"/>
    </style:style>
    <style:style style:name="T8" style:family="text">
      <style:text-properties officeooo:rsid="00138a3f"/>
    </style:style>
    <style:style style:name="T9" style:family="text">
      <style:text-properties officeooo:rsid="0017467c"/>
    </style:style>
    <style:style style:name="T10" style:family="text">
      <style:text-properties officeooo:rsid="00180922"/>
    </style:style>
    <style:style style:name="T11" style:family="text">
      <style:text-properties officeooo:rsid="001a70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oftware solicitado por la Institución Caminemos Juntos</text:p>
      <text:p text:style-name="P1"/>
      <text:p text:style-name="P1">La Institución Caminemos Juntos solicita un software integral que responda a los siguientes requerimientos:</text:p>
      <text:p text:style-name="P1"/>
      <text:p text:style-name="P2"><text:span text:style-name="T5">1.</text:span> Administración de alumnos. </text:p>
      <text:p text:style-name="P11"><text:span text:style-name="T6">a)</text:span> registro de los alumnos con sus datos personales <text:span text:style-name="T1">y de sus respectivos tutores </text:span>según ficha <text:span text:style-name="T8">de inscripción</text:span> utilizada actualmente.</text:p>
      <text:p text:style-name="P8"><text:span text:style-name="T6">b)</text:span> se registra la discapacidad y diagnostico de dicho alumno.</text:p>
      <text:p text:style-name="P8"><text:span text:style-name="T6">c)</text:span> se registra además cada una de las actividades que debe realizar el alumno, <text:span text:style-name="T11">asignar días y horarios para cada una</text:span>.</text:p>
      <text:p text:style-name="P8"><text:span text:style-name="T6">d)</text:span> el modulo además permite la modificación <text:span text:style-name="T11">de datos</text:span>, listado y baja <text:span text:style-name="T8">de</text:span> los alumnos <text:span text:style-name="T2">de la institución.</text:span></text:p>
      <text:p text:style-name="P9"><text:span text:style-name="T6">e)</text:span> control de asistencia diaria del alumno en la institución y asistencia en cada actividad en particular.</text:p>
      <text:p text:style-name="P8"/>
      <text:p text:style-name="P3"><text:span text:style-name="T5">2.</text:span> Administración de Profesionales. Este módulo incluye:</text:p>
      <text:p text:style-name="P12"><text:span text:style-name="T6">a)</text:span> registro de los profesionales de la institución con su<text:span text:style-name="T8">s respectivas</text:span> disponibilidad<text:span text:style-name="T8">es</text:span> horaria<text:span text:style-name="T8">s</text:span>.</text:p>
      <text:p text:style-name="P9"><text:span text:style-name="T6">b)</text:span> se registra la actividad a cargo de cada profesional.</text:p>
      <text:p text:style-name="P9"><text:span text:style-name="T7">c</text:span><text:span text:style-name="T6">)</text:span> control de asistencia (día, hora de entrada y hora de salida) tanto <text:span text:style-name="T8">dentro de</text:span> la institución como en las actividades que se realizan de forma externa (por ej. acompañamiento en escuelas integradoras)</text:p>
      <text:p text:style-name="P10"><text:span text:style-name="T6">d)</text:span> cálculo del total de horas trabajadas en el mes por cada profesional</text:p>
      <text:p text:style-name="P8"/>
      <text:p text:style-name="P3"><text:span text:style-name="T5">3.</text:span> Administración de Obras Sociales</text:p>
      <text:p text:style-name="P12"><text:span text:style-name="T6">a)</text:span> <text:span text:style-name="T3">registrar pagos de las Obras Sociales</text:span></text:p>
      <text:p text:style-name="P10"><text:span text:style-name="T6">b)</text:span> consultar estado de cuenta de cada Obra Social</text:p>
      <text:p text:style-name="P10"/>
      <text:p text:style-name="P6"><text:span text:style-name="T5">Observación:</text:span> </text:p>
      <text:p text:style-name="P6">El sistema debe realizar de manera automática la distribución de los horarios <text:span text:style-name="T4">(días y horas)</text:span> de cada alumno según las actividades en las que fuera inscripto evitando, en lo posible, tiempos de espera entre cada actividad <text:span text:style-name="T4">que deba realizar.</text:span> </text:p>
      <text:p text:style-name="P6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5:18:34.980244562</meta:creation-date>
    <dc:date>2020-03-04T19:06:01.802020152</dc:date>
    <meta:editing-duration>PT20M17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248" meta:character-count="1567" meta:non-whitespace-character-count="1334"/>
  </office:meta>
</office:document-meta>
</file>